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36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974cm"/>
    </style:style>
    <style:style style:name="co6" style:family="table-column">
      <style:table-column-properties fo:break-before="auto" style:column-width="9.2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imeSteps - XIOS" table:style-name="ta1">
        <table:table-column table:style-name="co1" table:number-columns-repeated="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Ensemble 97</text:p>
          </table:table-cell>
          <table:table-cell office:value-type="string" calcext:value-type="string">
            <text:p>Ensemble 98</text:p>
          </table:table-cell>
          <table:table-cell office:value-type="string" calcext:value-type="string">
            <text:p>Ensemble 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m_Step: Info: timestep <text:s text:c="7"/>1 took <text:s text:c="4"/>10.256 seconds</text:p>
          </table:table-cell>
          <table:table-cell office:value-type="string" calcext:value-type="string">
            <text:p>Atm_Step: Info: timestep <text:s text:c="7"/>1 took <text:s text:c="5"/>7.389 seconds</text:p>
          </table:table-cell>
          <table:table-cell office:value-type="string" calcext:value-type="string">
            <text:p>Atm_Step: Info: timestep <text:s text:c="7"/>1 took <text:s text:c="5"/>3.811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7"/>2 took <text:s text:c="5"/>0.428 seconds</text:p>
          </table:table-cell>
          <table:table-cell office:value-type="string" calcext:value-type="string">
            <text:p>Atm_Step: Info: timestep <text:s text:c="7"/>2 took <text:s text:c="5"/>0.400 seconds</text:p>
          </table:table-cell>
          <table:table-cell office:value-type="string" calcext:value-type="string">
            <text:p>Atm_Step: Info: timestep <text:s text:c="7"/>2 took <text:s text:c="5"/>0.402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7"/>3 took <text:s text:c="5"/>0.576 seconds</text:p>
          </table:table-cell>
          <table:table-cell office:value-type="string" calcext:value-type="string">
            <text:p>Atm_Step: Info: timestep <text:s text:c="7"/>3 took <text:s text:c="5"/>0.574 seconds</text:p>
          </table:table-cell>
          <table:table-cell office:value-type="string" calcext:value-type="string">
            <text:p>Atm_Step: Info: timestep <text:s text:c="7"/>3 took <text:s text:c="5"/>0.586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7"/>4 took <text:s text:c="5"/>0.835 seconds</text:p>
          </table:table-cell>
          <table:table-cell office:value-type="string" calcext:value-type="string">
            <text:p>Atm_Step: Info: timestep <text:s text:c="7"/>4 took <text:s text:c="5"/>0.860 seconds</text:p>
          </table:table-cell>
          <table:table-cell office:value-type="string" calcext:value-type="string">
            <text:p>Atm_Step: Info: timestep <text:s text:c="7"/>4 took <text:s text:c="5"/>0.850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7"/>5 took <text:s text:c="5"/>0.395 seconds</text:p>
          </table:table-cell>
          <table:table-cell office:value-type="string" calcext:value-type="string">
            <text:p>Atm_Step: Info: timestep <text:s text:c="7"/>5 took <text:s text:c="5"/>0.398 seconds</text:p>
          </table:table-cell>
          <table:table-cell office:value-type="string" calcext:value-type="string">
            <text:p>Atm_Step: Info: timestep <text:s text:c="7"/>5 took <text:s text:c="5"/>0.396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7"/>6 took <text:s text:c="5"/>2.927 seconds</text:p>
          </table:table-cell>
          <table:table-cell table:style-name="ce1" office:value-type="string" calcext:value-type="string">
            <text:p>Atm_Step: Info: timestep <text:s text:c="7"/>6 took <text:s text:c="4"/>33.683 seconds</text:p>
          </table:table-cell>
          <table:table-cell table:style-name="ce1" office:value-type="string" calcext:value-type="string">
            <text:p>Atm_Step: Info: timestep <text:s text:c="7"/>6 took <text:s text:c="4"/>29.241 second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tm_Step: Info: timestep <text:s text:c="7"/>7 took <text:s text:c="5"/>0.835 seconds</text:p>
          </table:table-cell>
          <table:table-cell office:value-type="string" calcext:value-type="string">
            <text:p>Atm_Step: Info: timestep <text:s text:c="7"/>7 took <text:s text:c="5"/>0.831 seconds</text:p>
          </table:table-cell>
          <table:table-cell office:value-type="string" calcext:value-type="string">
            <text:p>Atm_Step: Info: timestep <text:s text:c="7"/>7 took <text:s text:c="5"/>0.836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7"/>8 took <text:s text:c="5"/>0.400 seconds</text:p>
          </table:table-cell>
          <table:table-cell office:value-type="string" calcext:value-type="string">
            <text:p>Atm_Step: Info: timestep <text:s text:c="7"/>8 took <text:s text:c="5"/>0.394 seconds</text:p>
          </table:table-cell>
          <table:table-cell office:value-type="string" calcext:value-type="string">
            <text:p>Atm_Step: Info: timestep <text:s text:c="7"/>8 took <text:s text:c="5"/>0.397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7"/>9 took <text:s text:c="5"/>0.561 seconds</text:p>
          </table:table-cell>
          <table:table-cell office:value-type="string" calcext:value-type="string">
            <text:p>Atm_Step: Info: timestep <text:s text:c="7"/>9 took <text:s text:c="5"/>0.560 seconds</text:p>
          </table:table-cell>
          <table:table-cell office:value-type="string" calcext:value-type="string">
            <text:p>Atm_Step: Info: timestep <text:s text:c="7"/>9 took <text:s text:c="5"/>0.563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10 took <text:s text:c="5"/>0.838 seconds</text:p>
          </table:table-cell>
          <table:table-cell office:value-type="string" calcext:value-type="string">
            <text:p>Atm_Step: Info: timestep <text:s text:c="6"/>10 took <text:s text:c="5"/>0.833 seconds</text:p>
          </table:table-cell>
          <table:table-cell office:value-type="string" calcext:value-type="string">
            <text:p>Atm_Step: Info: timestep <text:s text:c="6"/>10 took <text:s text:c="5"/>0.831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11 took <text:s text:c="5"/>0.404 seconds</text:p>
          </table:table-cell>
          <table:table-cell office:value-type="string" calcext:value-type="string">
            <text:p>Atm_Step: Info: timestep <text:s text:c="6"/>11 took <text:s text:c="5"/>0.396 seconds</text:p>
          </table:table-cell>
          <table:table-cell office:value-type="string" calcext:value-type="string">
            <text:p>Atm_Step: Info: timestep <text:s text:c="6"/>11 took <text:s text:c="5"/>0.395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12 took <text:s text:c="4"/>22.175 seconds</text:p>
          </table:table-cell>
          <table:table-cell table:style-name="ce1" office:value-type="string" calcext:value-type="string">
            <text:p>Atm_Step: Info: timestep <text:s text:c="6"/>12 took <text:s text:c="4"/>39.291 seconds</text:p>
          </table:table-cell>
          <table:table-cell table:style-name="ce1" office:value-type="string" calcext:value-type="string">
            <text:p>Atm_Step: Info: timestep <text:s text:c="6"/>12 took <text:s text:c="4"/>36.661 seconds</text:p>
          </table:table-cell>
          <table:table-cell table:style-name="ce1"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13 took <text:s text:c="5"/>0.833 seconds</text:p>
          </table:table-cell>
          <table:table-cell office:value-type="string" calcext:value-type="string">
            <text:p>Atm_Step: Info: timestep <text:s text:c="6"/>13 took <text:s text:c="5"/>0.830 second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14 took <text:s text:c="5"/>0.395 seconds</text:p>
          </table:table-cell>
          <table:table-cell office:value-type="string" calcext:value-type="string">
            <text:p>Atm_Step: Info: timestep <text:s text:c="6"/>14 took <text:s text:c="5"/>0.394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15 took <text:s text:c="5"/>0.565 seconds</text:p>
          </table:table-cell>
          <table:table-cell table:number-columns-repeated="2" office:value-type="string" calcext:value-type="string">
            <text:p>Atm_Step: Info: timestep <text:s text:c="6"/>15 took <text:s text:c="5"/>0.564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16 took <text:s text:c="5"/>0.828 seconds</text:p>
          </table:table-cell>
          <table:table-cell office:value-type="string" calcext:value-type="string">
            <text:p>Atm_Step: Info: timestep <text:s text:c="6"/>16 took <text:s text:c="5"/>0.823 seconds</text:p>
          </table:table-cell>
          <table:table-cell office:value-type="string" calcext:value-type="string">
            <text:p>Atm_Step: Info: timestep <text:s text:c="6"/>16 took <text:s text:c="5"/>0.822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17 took <text:s text:c="5"/>0.395 seconds</text:p>
          </table:table-cell>
          <table:table-cell table:number-columns-repeated="2" office:value-type="string" calcext:value-type="string">
            <text:p>Atm_Step: Info: timestep <text:s text:c="6"/>17 took <text:s text:c="5"/>0.394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18 took <text:s text:c="4"/>18.797 seconds</text:p>
          </table:table-cell>
          <table:table-cell table:style-name="ce1" office:value-type="string" calcext:value-type="string">
            <text:p>Atm_Step: Info: timestep <text:s text:c="6"/>18 took <text:s text:c="4"/>44.094 seconds</text:p>
          </table:table-cell>
          <table:table-cell table:style-name="ce1" office:value-type="string" calcext:value-type="string">
            <text:p>Atm_Step: Info: timestep <text:s text:c="6"/>18 took <text:s text:c="4"/>41.843 seconds</text:p>
          </table:table-cell>
          <table:table-cell table:style-name="ce1"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19 took <text:s text:c="5"/>0.834 seconds</text:p>
          </table:table-cell>
          <table:table-cell office:value-type="string" calcext:value-type="string">
            <text:p>Atm_Step: Info: timestep <text:s text:c="6"/>19 took <text:s text:c="5"/>0.832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20 took <text:s text:c="5"/>0.401 seconds</text:p>
          </table:table-cell>
          <table:table-cell office:value-type="string" calcext:value-type="string">
            <text:p>Atm_Step: Info: timestep <text:s text:c="6"/>20 took <text:s text:c="5"/>0.404 seconds</text:p>
          </table:table-cell>
          <table:table-cell office:value-type="string" calcext:value-type="string">
            <text:p>Atm_Step: Info: timestep <text:s text:c="6"/>20 took <text:s text:c="5"/>0.409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21 took <text:s text:c="5"/>0.563 seconds</text:p>
          </table:table-cell>
          <table:table-cell office:value-type="string" calcext:value-type="string">
            <text:p>Atm_Step: Info: timestep <text:s text:c="6"/>21 took <text:s text:c="5"/>0.564 seconds</text:p>
          </table:table-cell>
          <table:table-cell office:value-type="string" calcext:value-type="string">
            <text:p>Atm_Step: Info: timestep <text:s text:c="6"/>21 took <text:s text:c="5"/>0.562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22 took <text:s text:c="5"/>0.835 seconds</text:p>
          </table:table-cell>
          <table:table-cell table:number-columns-repeated="2" office:value-type="string" calcext:value-type="string">
            <text:p>Atm_Step: Info: timestep <text:s text:c="6"/>22 took <text:s text:c="5"/>0.836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23 took <text:s text:c="5"/>0.400 seconds</text:p>
          </table:table-cell>
          <table:table-cell office:value-type="string" calcext:value-type="string">
            <text:p>Atm_Step: Info: timestep <text:s text:c="6"/>23 took <text:s text:c="5"/>0.399 seconds</text:p>
          </table:table-cell>
          <table:table-cell office:value-type="string" calcext:value-type="string">
            <text:p>Atm_Step: Info: timestep <text:s text:c="6"/>23 took <text:s text:c="5"/>0.396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24 took <text:s text:c="4"/>18.714 seconds</text:p>
          </table:table-cell>
          <table:table-cell table:style-name="ce1" office:value-type="string" calcext:value-type="string">
            <text:p>Atm_Step: Info: timestep <text:s text:c="6"/>24 took <text:s text:c="4"/>43.568 seconds</text:p>
          </table:table-cell>
          <table:table-cell table:style-name="ce1" office:value-type="string" calcext:value-type="string">
            <text:p>Atm_Step: Info: timestep <text:s text:c="6"/>24 took <text:s text:c="4"/>45.954 second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tm_Step: Info: timestep <text:s text:c="6"/>25 took <text:s text:c="5"/>0.843 seconds</text:p>
          </table:table-cell>
          <table:table-cell office:value-type="string" calcext:value-type="string">
            <text:p>Atm_Step: Info: timestep <text:s text:c="6"/>25 took <text:s text:c="5"/>0.835 seconds</text:p>
          </table:table-cell>
          <table:table-cell office:value-type="string" calcext:value-type="string">
            <text:p>Atm_Step: Info: timestep <text:s text:c="6"/>25 took <text:s text:c="5"/>0.836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26 took <text:s text:c="5"/>0.394 seconds</text:p>
          </table:table-cell>
          <table:table-cell office:value-type="string" calcext:value-type="string">
            <text:p>Atm_Step: Info: timestep <text:s text:c="6"/>26 took <text:s text:c="5"/>0.391 seconds</text:p>
          </table:table-cell>
          <table:table-cell office:value-type="string" calcext:value-type="string">
            <text:p>Atm_Step: Info: timestep <text:s text:c="6"/>26 took <text:s text:c="5"/>0.393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27 took <text:s text:c="5"/>0.567 seconds</text:p>
          </table:table-cell>
          <table:table-cell table:number-columns-repeated="2" office:value-type="string" calcext:value-type="string">
            <text:p>Atm_Step: Info: timestep <text:s text:c="6"/>27 took <text:s text:c="5"/>0.566 second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28 took <text:s text:c="5"/>0.834 seconds</text:p>
          </table:table-cell>
          <table:table-cell office:value-type="string" calcext:value-type="string">
            <text:p>Atm_Step: Info: timestep <text:s text:c="6"/>28 took <text:s text:c="5"/>0.831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29 took <text:s text:c="5"/>0.397 seconds</text:p>
          </table:table-cell>
          <table:table-cell office:value-type="string" calcext:value-type="string">
            <text:p>Atm_Step: Info: timestep <text:s text:c="6"/>29 took <text:s text:c="5"/>0.395 seconds</text:p>
          </table:table-cell>
          <table:table-cell office:value-type="string" calcext:value-type="string">
            <text:p>Atm_Step: Info: timestep <text:s text:c="6"/>29 took <text:s text:c="5"/>0.394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30 took <text:s text:c="4"/>17.405 seconds</text:p>
          </table:table-cell>
          <table:table-cell table:style-name="ce1" office:value-type="string" calcext:value-type="string">
            <text:p>Atm_Step: Info: timestep <text:s text:c="6"/>30 took <text:s text:c="4"/>45.004 seconds</text:p>
          </table:table-cell>
          <table:table-cell table:style-name="ce1" office:value-type="string" calcext:value-type="string">
            <text:p>Atm_Step: Info: timestep <text:s text:c="6"/>30 took <text:s text:c="4"/>34.916 second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tm_Step: Info: timestep <text:s text:c="6"/>31 took <text:s text:c="5"/>0.834 seconds</text:p>
          </table:table-cell>
          <table:table-cell table:number-columns-repeated="2" office:value-type="string" calcext:value-type="string">
            <text:p>Atm_Step: Info: timestep <text:s text:c="6"/>31 took <text:s text:c="5"/>0.833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32 took <text:s text:c="5"/>0.401 seconds</text:p>
          </table:table-cell>
          <table:table-cell office:value-type="string" calcext:value-type="string">
            <text:p>Atm_Step: Info: timestep <text:s text:c="6"/>32 took <text:s text:c="5"/>0.398 seconds</text:p>
          </table:table-cell>
          <table:table-cell office:value-type="string" calcext:value-type="string">
            <text:p>Atm_Step: Info: timestep <text:s text:c="6"/>32 took <text:s text:c="5"/>0.399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33 took <text:s text:c="5"/>0.565 seconds</text:p>
          </table:table-cell>
          <table:table-cell table:number-columns-repeated="2" office:value-type="string" calcext:value-type="string">
            <text:p>Atm_Step: Info: timestep <text:s text:c="6"/>33 took <text:s text:c="5"/>0.564 second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34 took <text:s text:c="5"/>0.833 seconds</text:p>
          </table:table-cell>
          <table:table-cell office:value-type="string" calcext:value-type="string">
            <text:p>Atm_Step: Info: timestep <text:s text:c="6"/>34 took <text:s text:c="5"/>0.836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35 took <text:s text:c="5"/>0.400 seconds</text:p>
          </table:table-cell>
          <table:table-cell office:value-type="string" calcext:value-type="string">
            <text:p>Atm_Step: Info: timestep <text:s text:c="6"/>35 took <text:s text:c="5"/>0.398 seconds</text:p>
          </table:table-cell>
          <table:table-cell office:value-type="string" calcext:value-type="string">
            <text:p>Atm_Step: Info: timestep <text:s text:c="6"/>35 took <text:s text:c="5"/>0.401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36 took <text:s text:c="4"/>17.292 seconds</text:p>
          </table:table-cell>
          <table:table-cell table:style-name="ce1" office:value-type="string" calcext:value-type="string">
            <text:p>Atm_Step: Info: timestep <text:s text:c="6"/>36 took <text:s text:c="4"/>45.789 seconds</text:p>
          </table:table-cell>
          <table:table-cell table:style-name="ce1" office:value-type="string" calcext:value-type="string">
            <text:p>Atm_Step: Info: timestep <text:s text:c="6"/>36 took <text:s text:c="4"/>46.641 second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tm_Step: Info: timestep <text:s text:c="6"/>37 took <text:s text:c="5"/>0.838 seconds</text:p>
          </table:table-cell>
          <table:table-cell office:value-type="string" calcext:value-type="string">
            <text:p>Atm_Step: Info: timestep <text:s text:c="6"/>37 took <text:s text:c="5"/>0.839 seconds</text:p>
          </table:table-cell>
          <table:table-cell office:value-type="string" calcext:value-type="string">
            <text:p>Atm_Step: Info: timestep <text:s text:c="6"/>37 took <text:s text:c="5"/>0.840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38 took <text:s text:c="5"/>0.405 seconds</text:p>
          </table:table-cell>
          <table:table-cell office:value-type="string" calcext:value-type="string">
            <text:p>Atm_Step: Info: timestep <text:s text:c="6"/>38 took <text:s text:c="5"/>0.401 seconds</text:p>
          </table:table-cell>
          <table:table-cell office:value-type="string" calcext:value-type="string">
            <text:p>Atm_Step: Info: timestep <text:s text:c="6"/>38 took <text:s text:c="5"/>0.405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39 took <text:s text:c="5"/>0.569 seconds</text:p>
          </table:table-cell>
          <table:table-cell office:value-type="string" calcext:value-type="string">
            <text:p>Atm_Step: Info: timestep <text:s text:c="6"/>39 took <text:s text:c="5"/>0.567 seconds</text:p>
          </table:table-cell>
          <table:table-cell office:value-type="string" calcext:value-type="string">
            <text:p>Atm_Step: Info: timestep <text:s text:c="6"/>39 took <text:s text:c="5"/>0.568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40 took <text:s text:c="5"/>0.841 seconds</text:p>
          </table:table-cell>
          <table:table-cell office:value-type="string" calcext:value-type="string">
            <text:p>Atm_Step: Info: timestep <text:s text:c="6"/>40 took <text:s text:c="5"/>0.840 seconds</text:p>
          </table:table-cell>
          <table:table-cell office:value-type="string" calcext:value-type="string">
            <text:p>Atm_Step: Info: timestep <text:s text:c="6"/>40 took <text:s text:c="5"/>0.836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41 took <text:s text:c="5"/>0.396 seconds</text:p>
          </table:table-cell>
          <table:table-cell table:number-columns-repeated="2" office:value-type="string" calcext:value-type="string">
            <text:p>Atm_Step: Info: timestep <text:s text:c="6"/>41 took <text:s text:c="5"/>0.394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42 took <text:s text:c="4"/>18.455 seconds</text:p>
          </table:table-cell>
          <table:table-cell table:style-name="ce1" office:value-type="string" calcext:value-type="string">
            <text:p>Atm_Step: Info: timestep <text:s text:c="6"/>42 took <text:s text:c="4"/>45.923 seconds</text:p>
          </table:table-cell>
          <table:table-cell table:style-name="ce1" office:value-type="string" calcext:value-type="string">
            <text:p>Atm_Step: Info: timestep <text:s text:c="6"/>42 took <text:s text:c="4"/>35.721 second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tm_Step: Info: timestep <text:s text:c="6"/>43 took <text:s text:c="5"/>0.830 seconds</text:p>
          </table:table-cell>
          <table:table-cell office:value-type="string" calcext:value-type="string">
            <text:p>Atm_Step: Info: timestep <text:s text:c="6"/>43 took <text:s text:c="5"/>0.834 seconds</text:p>
          </table:table-cell>
          <table:table-cell office:value-type="string" calcext:value-type="string">
            <text:p>Atm_Step: Info: timestep <text:s text:c="6"/>43 took <text:s text:c="5"/>0.830 second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44 took <text:s text:c="5"/>0.402 seconds</text:p>
          </table:table-cell>
          <table:table-cell office:value-type="string" calcext:value-type="string">
            <text:p>Atm_Step: Info: timestep <text:s text:c="6"/>44 took <text:s text:c="5"/>0.401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45 took <text:s text:c="5"/>0.569 seconds</text:p>
          </table:table-cell>
          <table:table-cell table:number-columns-repeated="2" office:value-type="string" calcext:value-type="string">
            <text:p>Atm_Step: Info: timestep <text:s text:c="6"/>45 took <text:s text:c="5"/>0.567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46 took <text:s text:c="5"/>0.841 seconds</text:p>
          </table:table-cell>
          <table:table-cell office:value-type="string" calcext:value-type="string">
            <text:p>Atm_Step: Info: timestep <text:s text:c="6"/>46 took <text:s text:c="5"/>0.840 seconds</text:p>
          </table:table-cell>
          <table:table-cell office:value-type="string" calcext:value-type="string">
            <text:p>Atm_Step: Info: timestep <text:s text:c="6"/>46 took <text:s text:c="5"/>0.836 second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47 took <text:s text:c="5"/>0.402 seconds</text:p>
          </table:table-cell>
          <table:table-cell office:value-type="string" calcext:value-type="string">
            <text:p>Atm_Step: Info: timestep <text:s text:c="6"/>47 took <text:s text:c="5"/>0.400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48 took <text:s text:c="4"/>18.512 seconds</text:p>
          </table:table-cell>
          <table:table-cell table:style-name="ce1" office:value-type="string" calcext:value-type="string">
            <text:p>Atm_Step: Info: timestep <text:s text:c="6"/>48 took <text:s text:c="4"/>36.464 seconds</text:p>
          </table:table-cell>
          <table:table-cell table:style-name="ce1" office:value-type="string" calcext:value-type="string">
            <text:p>Atm_Step: Info: timestep <text:s text:c="6"/>48 took <text:s text:c="4"/>36.912 second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tm_Step: Info: timestep <text:s text:c="6"/>49 took <text:s text:c="5"/>0.842 seconds</text:p>
          </table:table-cell>
          <table:table-cell office:value-type="string" calcext:value-type="string">
            <text:p>Atm_Step: Info: timestep <text:s text:c="6"/>49 took <text:s text:c="5"/>0.843 seconds</text:p>
          </table:table-cell>
          <table:table-cell office:value-type="string" calcext:value-type="string">
            <text:p>Atm_Step: Info: timestep <text:s text:c="6"/>49 took <text:s text:c="5"/>0.834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50 took <text:s text:c="5"/>0.401 seconds</text:p>
          </table:table-cell>
          <table:table-cell office:value-type="string" calcext:value-type="string">
            <text:p>Atm_Step: Info: timestep <text:s text:c="6"/>50 took <text:s text:c="5"/>0.403 seconds</text:p>
          </table:table-cell>
          <table:table-cell office:value-type="string" calcext:value-type="string">
            <text:p>Atm_Step: Info: timestep <text:s text:c="6"/>50 took <text:s text:c="5"/>0.405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51 took <text:s text:c="5"/>0.569 seconds</text:p>
          </table:table-cell>
          <table:table-cell office:value-type="string" calcext:value-type="string">
            <text:p>Atm_Step: Info: timestep <text:s text:c="6"/>51 took <text:s text:c="5"/>0.566 seconds</text:p>
          </table:table-cell>
          <table:table-cell office:value-type="string" calcext:value-type="string">
            <text:p>Atm_Step: Info: timestep <text:s text:c="6"/>51 took <text:s text:c="5"/>0.565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52 took <text:s text:c="5"/>0.839 seconds</text:p>
          </table:table-cell>
          <table:table-cell office:value-type="string" calcext:value-type="string">
            <text:p>Atm_Step: Info: timestep <text:s text:c="6"/>52 took <text:s text:c="5"/>0.841 seconds</text:p>
          </table:table-cell>
          <table:table-cell office:value-type="string" calcext:value-type="string">
            <text:p>Atm_Step: Info: timestep <text:s text:c="6"/>52 took <text:s text:c="5"/>0.839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53 took <text:s text:c="5"/>0.404 seconds</text:p>
          </table:table-cell>
          <table:table-cell office:value-type="string" calcext:value-type="string">
            <text:p>Atm_Step: Info: timestep <text:s text:c="6"/>53 took <text:s text:c="5"/>0.401 seconds</text:p>
          </table:table-cell>
          <table:table-cell office:value-type="string" calcext:value-type="string">
            <text:p>Atm_Step: Info: timestep <text:s text:c="6"/>53 took <text:s text:c="5"/>0.402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54 took <text:s text:c="4"/>18.446 seconds</text:p>
          </table:table-cell>
          <table:table-cell table:style-name="ce1" office:value-type="string" calcext:value-type="string">
            <text:p>Atm_Step: Info: timestep <text:s text:c="6"/>54 took <text:s text:c="4"/>38.070 seconds</text:p>
          </table:table-cell>
          <table:table-cell table:style-name="ce1" office:value-type="string" calcext:value-type="string">
            <text:p>Atm_Step: Info: timestep <text:s text:c="6"/>54 took <text:s text:c="4"/>31.951 second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tm_Step: Info: timestep <text:s text:c="6"/>55 took <text:s text:c="5"/>0.843 seconds</text:p>
          </table:table-cell>
          <table:table-cell office:value-type="string" calcext:value-type="string">
            <text:p>Atm_Step: Info: timestep <text:s text:c="6"/>55 took <text:s text:c="5"/>0.837 seconds</text:p>
          </table:table-cell>
          <table:table-cell office:value-type="string" calcext:value-type="string">
            <text:p>Atm_Step: Info: timestep <text:s text:c="6"/>55 took <text:s text:c="5"/>0.851 second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56 took <text:s text:c="5"/>0.401 seconds</text:p>
          </table:table-cell>
          <table:table-cell office:value-type="string" calcext:value-type="string">
            <text:p>Atm_Step: Info: timestep <text:s text:c="6"/>56 took <text:s text:c="5"/>0.408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57 took <text:s text:c="5"/>0.570 seconds</text:p>
          </table:table-cell>
          <table:table-cell office:value-type="string" calcext:value-type="string">
            <text:p>Atm_Step: Info: timestep <text:s text:c="6"/>57 took <text:s text:c="5"/>0.567 seconds</text:p>
          </table:table-cell>
          <table:table-cell office:value-type="string" calcext:value-type="string">
            <text:p>Atm_Step: Info: timestep <text:s text:c="6"/>57 took <text:s text:c="5"/>0.568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58 took <text:s text:c="5"/>0.837 seconds</text:p>
          </table:table-cell>
          <table:table-cell office:value-type="string" calcext:value-type="string">
            <text:p>Atm_Step: Info: timestep <text:s text:c="6"/>58 took <text:s text:c="5"/>0.839 seconds</text:p>
          </table:table-cell>
          <table:table-cell office:value-type="string" calcext:value-type="string">
            <text:p>Atm_Step: Info: timestep <text:s text:c="6"/>58 took <text:s text:c="5"/>0.836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59 took <text:s text:c="5"/>0.396 seconds</text:p>
          </table:table-cell>
          <table:table-cell office:value-type="string" calcext:value-type="string">
            <text:p>Atm_Step: Info: timestep <text:s text:c="6"/>59 took <text:s text:c="5"/>0.395 seconds</text:p>
          </table:table-cell>
          <table:table-cell office:value-type="string" calcext:value-type="string">
            <text:p>Atm_Step: Info: timestep <text:s text:c="6"/>59 took <text:s text:c="5"/>0.393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60 took <text:s text:c="4"/>18.894 seconds</text:p>
          </table:table-cell>
          <table:table-cell table:style-name="ce1" office:value-type="string" calcext:value-type="string">
            <text:p>Atm_Step: Info: timestep <text:s text:c="6"/>60 took <text:s text:c="4"/>49.914 seconds</text:p>
          </table:table-cell>
          <table:table-cell table:style-name="ce1" office:value-type="string" calcext:value-type="string">
            <text:p>Atm_Step: Info: timestep <text:s text:c="6"/>60 took <text:s text:c="4"/>50.425 seconds</text:p>
          </table:table-cell>
          <table:table-cell table:style-name="ce1"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61 took <text:s text:c="5"/>0.838 seconds</text:p>
          </table:table-cell>
          <table:table-cell office:value-type="string" calcext:value-type="string">
            <text:p>Atm_Step: Info: timestep <text:s text:c="6"/>61 took <text:s text:c="5"/>0.835 second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62 took <text:s text:c="5"/>0.396 seconds</text:p>
          </table:table-cell>
          <table:table-cell office:value-type="string" calcext:value-type="string">
            <text:p>Atm_Step: Info: timestep <text:s text:c="6"/>62 took <text:s text:c="5"/>0.393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63 took <text:s text:c="5"/>0.567 seconds</text:p>
          </table:table-cell>
          <table:table-cell office:value-type="string" calcext:value-type="string">
            <text:p>Atm_Step: Info: timestep <text:s text:c="6"/>63 took <text:s text:c="5"/>0.564 seconds</text:p>
          </table:table-cell>
          <table:table-cell office:value-type="string" calcext:value-type="string">
            <text:p>Atm_Step: Info: timestep <text:s text:c="6"/>63 took <text:s text:c="5"/>0.566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64 took <text:s text:c="5"/>0.840 seconds</text:p>
          </table:table-cell>
          <table:table-cell office:value-type="string" calcext:value-type="string">
            <text:p>Atm_Step: Info: timestep <text:s text:c="6"/>64 took <text:s text:c="5"/>0.834 seconds</text:p>
          </table:table-cell>
          <table:table-cell office:value-type="string" calcext:value-type="string">
            <text:p>Atm_Step: Info: timestep <text:s text:c="6"/>64 took <text:s text:c="5"/>0.830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65 took <text:s text:c="5"/>0.403 seconds</text:p>
          </table:table-cell>
          <table:table-cell office:value-type="string" calcext:value-type="string">
            <text:p>Atm_Step: Info: timestep <text:s text:c="6"/>65 took <text:s text:c="5"/>0.401 seconds</text:p>
          </table:table-cell>
          <table:table-cell office:value-type="string" calcext:value-type="string">
            <text:p>Atm_Step: Info: timestep <text:s text:c="6"/>65 took <text:s text:c="5"/>0.402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66 took <text:s text:c="4"/>18.935 seconds</text:p>
          </table:table-cell>
          <table:table-cell table:style-name="ce1" office:value-type="string" calcext:value-type="string">
            <text:p>Atm_Step: Info: timestep <text:s text:c="6"/>66 took <text:s text:c="4"/>50.019 seconds</text:p>
          </table:table-cell>
          <table:table-cell table:style-name="ce1" office:value-type="string" calcext:value-type="string">
            <text:p>Atm_Step: Info: timestep <text:s text:c="6"/>66 took <text:s text:c="4"/>52.780 second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Atm_Step: Info: timestep <text:s text:c="6"/>67 took <text:s text:c="5"/>0.836 seconds</text:p>
          </table:table-cell>
          <table:table-cell office:value-type="string" calcext:value-type="string">
            <text:p>Atm_Step: Info: timestep <text:s text:c="6"/>67 took <text:s text:c="5"/>0.834 seconds</text:p>
          </table:table-cell>
          <table:table-cell office:value-type="string" calcext:value-type="string">
            <text:p>Atm_Step: Info: timestep <text:s text:c="6"/>67 took <text:s text:c="5"/>0.832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68 took <text:s text:c="5"/>0.397 seconds</text:p>
          </table:table-cell>
          <table:table-cell office:value-type="string" calcext:value-type="string">
            <text:p>Atm_Step: Info: timestep <text:s text:c="6"/>68 took <text:s text:c="5"/>0.399 seconds</text:p>
          </table:table-cell>
          <table:table-cell office:value-type="string" calcext:value-type="string">
            <text:p>Atm_Step: Info: timestep <text:s text:c="6"/>68 took <text:s text:c="5"/>0.397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69 took <text:s text:c="5"/>0.564 seconds</text:p>
          </table:table-cell>
          <table:table-cell office:value-type="string" calcext:value-type="string">
            <text:p>Atm_Step: Info: timestep <text:s text:c="6"/>69 took <text:s text:c="5"/>0.563 seconds</text:p>
          </table:table-cell>
          <table:table-cell office:value-type="string" calcext:value-type="string">
            <text:p>Atm_Step: Info: timestep <text:s text:c="6"/>69 took <text:s text:c="5"/>0.564 sec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m_Step: Info: timestep <text:s text:c="6"/>70 took <text:s text:c="5"/>0.832 seconds</text:p>
          </table:table-cell>
          <table:table-cell office:value-type="string" calcext:value-type="string">
            <text:p>Atm_Step: Info: timestep <text:s text:c="6"/>70 took <text:s text:c="5"/>0.837 seconds</text:p>
          </table:table-cell>
          <table:table-cell office:value-type="string" calcext:value-type="string">
            <text:p>Atm_Step: Info: timestep <text:s text:c="6"/>70 took <text:s text:c="5"/>0.832 seconds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tm_Step: Info: timestep <text:s text:c="6"/>71 took <text:s text:c="5"/>0.398 seconds</text:p>
          </table:table-cell>
          <table:table-cell office:value-type="string" calcext:value-type="string">
            <text:p>Atm_Step: Info: timestep <text:s text:c="6"/>71 took <text:s text:c="5"/>0.396 seco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tm_Step: Info: timestep <text:s text:c="6"/>72 took <text:s text:c="4"/>18.878 seconds</text:p>
          </table:table-cell>
          <table:table-cell table:style-name="ce1" office:value-type="string" calcext:value-type="string">
            <text:p>Atm_Step: Info: timestep <text:s text:c="6"/>72 took <text:s text:c="4"/>20.389 seconds</text:p>
          </table:table-cell>
          <table:table-cell table:style-name="ce1" office:value-type="string" calcext:value-type="string">
            <text:p>Atm_Step: Info: timestep <text:s text:c="6"/>72 took <text:s text:c="4"/>18.008 seconds</text:p>
          </table:table-cell>
          <table:table-cell table:style-name="ce1" table:number-columns-repeated="1021"/>
        </table:table-row>
      </table:table>
      <table:table table:name="Job-Suite Info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613.343" calcext:value-type="float">
            <text:p>613.343</text:p>
          </table:table-cell>
          <table:table-cell office:value-type="float" office:value="92.67" calcext:value-type="float">
            <text:p>92.67</text:p>
          </table:table-cell>
          <table:table-cell office:value-type="float" office:value="97" calcext:value-type="float">
            <text:p>9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2022-06-16T05:53:23Z</text:p>
          </table:table-cell>
          <table:table-cell office:value-type="string" calcext:value-type="string">
            <text:p>2022-06-16T21:06:43Z</text:p>
          </table:table-cell>
          <table:table-cell office:value-type="string" calcext:value-type="string">
            <text:p>2022-06-16T21:24:58Z</text:p>
          </table:table-cell>
          <table:table-cell office:value-type="string" calcext:value-type="string">
            <text:p>SUCCEEDED</text:p>
          </table:table-cell>
          <table:table-cell office:value-type="float" office:value="1830242" calcext:value-type="float">
            <text:p>1830242</text:p>
          </table:table-cell>
          <table:table-cell office:value-type="float" office:value="131984" calcext:value-type="float">
            <text:p>131984</text:p>
          </table:table-cell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903.709" calcext:value-type="float">
            <text:p>903.709</text:p>
          </table:table-cell>
          <table:table-cell office:value-type="float" office:value="73.88" calcext:value-type="float">
            <text:p>73.88</text:p>
          </table:table-cell>
          <table:table-cell office:value-type="float" office:value="98" calcext:value-type="float">
            <text:p>98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2022-06-16T05:53:24Z</text:p>
          </table:table-cell>
          <table:table-cell office:value-type="string" calcext:value-type="string">
            <text:p>2022-06-16T21:19:38Z</text:p>
          </table:table-cell>
          <table:table-cell office:value-type="string" calcext:value-type="string">
            <text:p>2022-06-16T21:42:34Z</text:p>
          </table:table-cell>
          <table:table-cell office:value-type="string" calcext:value-type="string">
            <text:p>SUCCEEDED</text:p>
          </table:table-cell>
          <table:table-cell office:value-type="float" office:value="1830245" calcext:value-type="float">
            <text:p>1830245</text:p>
          </table:table-cell>
          <table:table-cell office:value-type="float" office:value="209561" calcext:value-type="float">
            <text:p>209561</text:p>
          </table:table-cell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930.802" calcext:value-type="float">
            <text:p>930.802</text:p>
          </table:table-cell>
          <table:table-cell office:value-type="float" office:value="89.13" calcext:value-type="float">
            <text:p>89.13</text:p>
          </table:table-cell>
          <table:table-cell office:value-type="float" office:value="99" calcext:value-type="float">
            <text:p>9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2022-06-16T05:53:20Z</text:p>
          </table:table-cell>
          <table:table-cell office:value-type="string" calcext:value-type="string">
            <text:p>2022-06-16T18:33:34Z</text:p>
          </table:table-cell>
          <table:table-cell office:value-type="string" calcext:value-type="string">
            <text:p>2022-06-16T18:57:00Z</text:p>
          </table:table-cell>
          <table:table-cell office:value-type="string" calcext:value-type="string">
            <text:p>SUCCEEDED</text:p>
          </table:table-cell>
          <table:table-cell office:value-type="float" office:value="1830237" calcext:value-type="float">
            <text:p>1830237</text:p>
          </table:table-cell>
          <table:table-cell office:value-type="float" office:value="116932" calcext:value-type="float">
            <text:p>11693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OOK SIZE</text:p>
          </table:table-cell>
          <table:table-cell office:value-type="string" calcext:value-type="string">
            <text:p>TOOK 1</text:p>
          </table:table-cell>
          <table:table-cell office:value-type="string" calcext:value-type="string">
            <text:p>TOOK TOTAL</text:p>
          </table:table-cell>
          <table:table-cell office:value-type="string" calcext:value-type="string">
            <text:p>TOOK MEAN</text:p>
          </table:table-cell>
          <table:table-cell office:value-type="string" calcext:value-type="string">
            <text:p>TOOK 6 MEAN</text:p>
          </table:table-cell>
          <table:table-cell office:value-type="string" calcext:value-type="string">
            <text:p>TOOK 6 TO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7</text:p>
          </table:table-cell>
          <table:table-cell office:value-type="float" office:value="72" calcext:value-type="float">
            <text:p>72</text:p>
          </table:table-cell>
          <table:table-cell office:value-type="float" office:value="10.26" calcext:value-type="float">
            <text:p>10.26</text:p>
          </table:table-cell>
          <table:table-cell office:value-type="float" office:value="245.08" calcext:value-type="float">
            <text:p>245.08</text:p>
          </table:table-cell>
          <table:table-cell office:value-type="float" office:value="3.4" calcext:value-type="float">
            <text:p>3.4</text:p>
          </table:table-cell>
          <table:table-cell office:value-type="float" office:value="17.45" calcext:value-type="float">
            <text:p>17.45</text:p>
          </table:table-cell>
          <table:table-cell office:value-type="float" office:value="209.43" calcext:value-type="float">
            <text:p>209.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8</text:p>
          </table:table-cell>
          <table:table-cell office:value-type="float" office:value="72" calcext:value-type="float">
            <text:p>72</text:p>
          </table:table-cell>
          <table:table-cell office:value-type="float" office:value="7.39" calcext:value-type="float">
            <text:p>7.39</text:p>
          </table:table-cell>
          <table:table-cell office:value-type="float" office:value="527.79" calcext:value-type="float">
            <text:p>527.79</text:p>
          </table:table-cell>
          <table:table-cell office:value-type="float" office:value="7.33" calcext:value-type="float">
            <text:p>7.33</text:p>
          </table:table-cell>
          <table:table-cell office:value-type="float" office:value="41.02" calcext:value-type="float">
            <text:p>41.02</text:p>
          </table:table-cell>
          <table:table-cell office:value-type="float" office:value="492.21" calcext:value-type="float">
            <text:p>492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96-start-paper-99</text:p>
          </table:table-cell>
          <table:table-cell office:value-type="float" office:value="72" calcext:value-type="float">
            <text:p>72</text:p>
          </table:table-cell>
          <table:table-cell office:value-type="float" office:value="3.81" calcext:value-type="float">
            <text:p>3.81</text:p>
          </table:table-cell>
          <table:table-cell office:value-type="float" office:value="496.63" calcext:value-type="float">
            <text:p>496.63</text:p>
          </table:table-cell>
          <table:table-cell office:value-type="float" office:value="6.9" calcext:value-type="float">
            <text:p>6.9</text:p>
          </table:table-cell>
          <table:table-cell office:value-type="float" office:value="38.42" calcext:value-type="float">
            <text:p>38.42</text:p>
          </table:table-cell>
          <table:table-cell office:value-type="float" office:value="461.05" calcext:value-type="float">
            <text:p>461.05</text:p>
          </table:table-cell>
          <table:table-cell table:number-columns-repeated="4"/>
        </table:table-row>
      </table:table>
      <table:table table:name="CPU Wallclock Times" table:style-name="ta1"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nsemble 97</text:p>
          </table:table-cell>
          <table:table-cell office:value-type="string" calcext:value-type="string">
            <text:p>Ensemble 98</text:p>
          </table:table-cell>
          <table:table-cell office:value-type="string" calcext:value-type="string">
            <text:p>Ensemble 9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 0 Elapsed CPU Time: <text:s text:c="10"/>1200.660 seconds</text:p>
          </table:table-cell>
          <table:table-cell office:value-type="string" calcext:value-type="string">
            <text:p>PE 0 Elapsed CPU Time: <text:s text:c="10"/>1775.810 seconds</text:p>
          </table:table-cell>
          <table:table-cell office:value-type="string" calcext:value-type="string">
            <text:p>PE 0 Elapsed CPU Time: <text:s text:c="10"/>1827.402 seconds</text:p>
          </table:table-cell>
        </table:table-row>
        <table:table-row table:style-name="ro1">
          <table:table-cell office:value-type="string" calcext:value-type="string">
            <text:p>PE 0 Elapsed Wallclock Time: <text:s text:c="5"/>613.343 seconds</text:p>
          </table:table-cell>
          <table:table-cell office:value-type="string" calcext:value-type="string">
            <text:p>PE 0 Elapsed Wallclock Time: <text:s text:c="5"/>903.708 seconds</text:p>
          </table:table-cell>
          <table:table-cell office:value-type="string" calcext:value-type="string">
            <text:p>PE 0 Elapsed Wallclock Time: <text:s text:c="5"/>930.801 seconds</text:p>
          </table:table-cell>
        </table:table-row>
        <table:table-row table:style-name="ro1">
          <table:table-cell office:value-type="string" calcext:value-type="string">
            <text:p>Total Elapsed CPU Time: <text:s text:c="10"/>307408.136 seconds</text:p>
          </table:table-cell>
          <table:table-cell office:value-type="string" calcext:value-type="string">
            <text:p>Total Elapsed CPU Time: <text:s text:c="10"/>452161.443 seconds</text:p>
          </table:table-cell>
          <table:table-cell office:value-type="string" calcext:value-type="string">
            <text:p>Total Elapsed CPU Time: <text:s text:c="10"/>465766.704 seconds</text:p>
          </table:table-cell>
        </table:table-row>
        <table:table-row table:style-name="ro1">
          <table:table-cell office:value-type="string" calcext:value-type="string">
            <text:p>Maximum Elapsed Wallclock Time: <text:s text:c="5"/>613.343 seconds</text:p>
          </table:table-cell>
          <table:table-cell office:value-type="string" calcext:value-type="string">
            <text:p>Maximum Elapsed Wallclock Time: <text:s text:c="5"/>903.709 seconds</text:p>
          </table:table-cell>
          <table:table-cell office:value-type="string" calcext:value-type="string">
            <text:p>Maximum Elapsed Wallclock Time: <text:s text:c="5"/>930.802 seconds</text:p>
          </table:table-cell>
        </table:table-row>
        <table:table-row table:style-name="ro1">
          <table:table-cell office:value-type="string" calcext:value-type="string">
            <text:p>Speedup: <text:s text:c="29"/>501.20</text:p>
          </table:table-cell>
          <table:table-cell office:value-type="string" calcext:value-type="string">
            <text:p>Speedup: <text:s text:c="29"/>500.34</text:p>
          </table:table-cell>
          <table:table-cell office:value-type="string" calcext:value-type="string">
            <text:p>Speedup: <text:s text:c="29"/>500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04:26:12.210956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03:59:14.526591892</meta:creation-date>
    <dc:date>2022-06-29T04:27:23.800027404</dc:date>
    <meta:editing-duration>PT24M20S</meta:editing-duration>
    <meta:editing-cycles>3</meta:editing-cycles>
    <meta:generator>LibreOffice/6.4.7.2$Linux_X86_64 LibreOffice_project/40$Build-2</meta:generator>
    <meta:document-statistic meta:table-count="3" meta:cell-count="309" meta:object-count="0"/>
  </office:meta>
</office:document-meta>
</file>